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808af" officeooo:paragraph-rsid="001808af"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rsid="001808af" officeooo:paragraph-rsid="001808af"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808af" officeooo:paragraph-rsid="001e880d"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93a6b" officeooo:paragraph-rsid="00193a6b"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230d34" officeooo:paragraph-rsid="0024e715"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26a33a" officeooo:paragraph-rsid="0026a33a"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2a0e2f" officeooo:paragraph-rsid="002a0e2f"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b71f6" officeooo:paragraph-rsid="002b71f6"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2bf69f" officeooo:paragraph-rsid="002bf69f"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officeooo:rsid="001808af" officeooo:paragraph-rsid="001808a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808af" officeooo:paragraph-rsid="001e880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808af" officeooo:paragraph-rsid="00193a6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93a6b" officeooo:paragraph-rsid="00193a6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a1305" officeooo:paragraph-rsid="001a130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820f8" officeooo:paragraph-rsid="001808a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820f8" officeooo:paragraph-rsid="001e880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6a33a" officeooo:paragraph-rsid="0024e715" style:font-size-asian="10.5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fo:font-size="12pt" fo:font-weight="normal" officeooo:rsid="001a1305" officeooo:paragraph-rsid="001a1305" style:font-size-asian="10.5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fo:font-size="12pt" fo:font-weight="normal" officeooo:rsid="00193a6b" officeooo:paragraph-rsid="00193a6b"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font-size="12pt" fo:font-weight="normal" officeooo:rsid="0020695e" officeooo:paragraph-rsid="002069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a0e2f" officeooo:paragraph-rsid="002a0e2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b71f6" officeooo:paragraph-rsid="002b71f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bf69f" officeooo:paragraph-rsid="002bf69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820f8" officeooo:paragraph-rsid="001808a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c610e" officeooo:paragraph-rsid="002c610e" style:font-size-asian="10.5pt" style:font-weight-asian="normal" style:font-size-complex="12pt" style:font-weight-complex="normal"/>
    </style:style>
    <style:style style:name="T1" style:family="text">
      <style:text-properties officeooo:rsid="00193a6b"/>
    </style:style>
    <style:style style:name="T2" style:family="text">
      <style:text-properties officeooo:rsid="001a1305"/>
    </style:style>
    <style:style style:name="T3" style:family="text">
      <style:text-properties officeooo:rsid="001b653a"/>
    </style:style>
    <style:style style:name="T4" style:family="text">
      <style:text-properties officeooo:rsid="001d323c"/>
    </style:style>
    <style:style style:name="T5" style:family="text">
      <style:text-properties officeooo:rsid="0022183d"/>
    </style:style>
    <style:style style:name="T6" style:family="text">
      <style:text-properties fo:font-weight="normal" style:font-weight-asian="normal" style:font-weight-complex="normal"/>
    </style:style>
    <style:style style:name="T7" style:family="text">
      <style:text-properties fo:font-weight="normal" officeooo:rsid="0024e715" style:font-weight-asian="normal" style:font-weight-complex="normal"/>
    </style:style>
    <style:style style:name="T8" style:family="text">
      <style:text-properties fo:font-weight="normal" officeooo:rsid="0025ecc5" style:font-weight-asian="normal" style:font-weight-complex="normal"/>
    </style:style>
    <style:style style:name="T9" style:family="text">
      <style:text-properties fo:font-weight="normal" officeooo:rsid="0026a33a" style:font-weight-asian="normal" style:font-weight-complex="normal"/>
    </style:style>
    <style:style style:name="T10" style:family="text">
      <style:text-properties fo:font-weight="normal" officeooo:rsid="00277453" style:font-weight-asian="normal" style:font-weight-complex="normal"/>
    </style:style>
    <style:style style:name="T11" style:family="text">
      <style:text-properties fo:font-weight="normal" officeooo:rsid="0027ac32" style:font-weight-asian="normal" style:font-weight-complex="normal"/>
    </style:style>
    <style:style style:name="T12" style:family="text">
      <style:text-properties officeooo:rsid="002d12dd"/>
    </style:style>
    <style:style style:name="T13" style:family="text">
      <style:text-properties officeooo:rsid="002f775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486/586 – PDP8 Simulator Report</text:p>
      <text:p text:style-name="P1">Sean Koppenhafer, Ken Benderly, Luis Santiago, Steve P<text:span text:style-name="T3">ei</text:span>rce</text:p>
      <text:p text:style-name="P1"/>
      <text:p text:style-name="P2">General Design Specifications</text:p>
      <text:p text:style-name="P10">Our PDP8 simulator uses the octal format of output from the PAL assembler. <text:s/>Our simulator has a starting address of 0200 octal when executing programs. <text:s/><text:span text:style-name="T1">The simulator can run in the terminal, or in a GUI debugger.</text:span></text:p>
      <text:p text:style-name="P15"/>
      <text:p text:style-name="P25">Memory layout was implemented as an array of 16-bit, unsigned integers, (uint16_t). The number of entries was sized as [PAGES * WORDS_PER_PAGE] with PAGES and WORDS_PER_PAGE defined as 32 and 128, respectively. These values are consistent with the PDP-8 <text:span text:style-name="T13">and it's 4KB of memory</text:span>. Since only 12 <text:span text:style-name="T12">of the 16 </text:span>bits, <text:span text:style-name="T13">(per index) </text:span>were used, we were able to “shoe-horn” some functionality ito the remaining 4 bits, such as valid, breakpoint and trace bits. <text:span text:style-name="T12">When writing to memory, the page and offset were determined by masking the value to convert with 0xF80 and 0x07F, then adding the values together, completing the new, converted value. This new, converted value is used as the index into the memory array. Once indexed, we then write this value to the tracefile and OR in the data we want to store, the valid bit and breakpoint bit if necessary. For debugging of the code the address and computed values can be printed to the terminal by defining MEMORY_DEBUG. </text:span></text:p>
      <text:p text:style-name="P15"/>
      <text:p text:style-name="P4">Testing</text:p>
      <text:p text:style-name="P13">We tried to <text:span text:style-name="T4">tried to test all possible edge case scenarios</text:span>. <text:s/>For the non micro instructions, there is a test case for each instruction. <text:s/>The only somewhat challenging test is the TAD test, since there <text:span text:style-name="T4">are</text:span> many edge cases. <text:s/>In the TAD test, carry and non-carry situations were generated to test <text:span text:style-name="T4">if link register functionality worked correctly. <text:s/>Micro instruction tests were divided into group 1 and group 2. <text:s/>Group 1 micro instructions were tested for each level to be completed in order and in combinations that combined levels of instructions. <text:s/>Group 2 micro instructions were tested as OR group or AND group skip level one instructions with and without other instruction levels. <text:s/>The OR and AND group micro instructions were tested for all possible combinations of one, two, or three skip combinations either triggering or not triggering the skip.</text:span></text:p>
      <text:p text:style-name="P12"/>
      <text:p text:style-name="P3">I/O Implementation</text:p>
      <text:p text:style-name="P11">To implement truly non-blocking I/O, we had to make our simulator multi-threaded. <text:s/>One thread executes the simulator, while the other thread grabs keyboard input as is it received. <text:s/>Because both threads begin running at the same time, keyboard input can be entered throughout the simulators execution. <text:s/>The input will have no effect unless the simulator thread is currently executing an instruction <text:span text:style-name="T1">that checks if the keyboard is receiving input.</text:span></text:p>
      <text:p text:style-name="P11"/>
      <text:p text:style-name="P11">All I/O instructions have been implemented. <text:s/><text:span text:style-name="T3">The ~ character is special. <text:s/>The ~ character is not grabbed by the krb opcude to allow for testing of “missing” the input. <text:s/>The tsf opcode simulates the printer being ready by setting a counter to a randomly generated number between 1 and 10 on the first call of tsf. <text:s/>Subsequent calls to tsf decrement the counter by 1 until 0 is reached again. <text:s/>On 0, the printer is ready to print, and the opcode skips to the next instruction.</text:span></text:p>
      <text:p text:style-name="P11"/>
      <text:p text:style-name="P16">A test case has been included with the document that prints out a welcome message that asks for the users name. <text:s/>The user can then enter in their name (up to 8 characters) and press enter. <text:s/>When either 8 characters or enter has been reached, the program will print out “nice to meet you name”. <text:s/>All printed and stored messages take place inside of the PDP8 simulator.</text:p>
      <text:p text:style-name="P13"/>
      <text:p text:style-name="P4"><text:soft-page-break/>GUI Debugger</text:p>
      <text:p text:style-name="P13">The GUI debugger was implemented using gtk3. <text:s/>Here is a list of features that the GUI debugger has:</text:p>
      <text:list xml:id="list921419268396956154" text:style-name="L1">
        <text:list-item>
          <text:p text:style-name="P18">Options to step and run through the program</text:p>
        </text:list-item>
        <text:list-item>
          <text:p text:style-name="P19">Can set and remove both breakpoints and tracepoints.</text:p>
        </text:list-item>
        <text:list-item>
          <text:p text:style-name="P20">Button to show all breakpoints.</text:p>
        </text:list-item>
        <text:list-item>
          <text:p text:style-name="P19"><text:span text:style-name="T2">V</text:span>iew register values once a breakpoint, tracepoint, or halt instruction has been reached <text:span text:style-name="T2">when running</text:span>. <text:s/><text:span text:style-name="T2">When stepping, register values are updated every step.</text:span></text:p>
        </text:list-item>
        <text:list-item>
          <text:p text:style-name="P19">Ability to view any of the 32 pages of memory whenever program execution is stalled.</text:p>
        </text:list-item>
        <text:list-item>
          <text:p text:style-name="P18">Ability to view the branch trace and memory trace results whenever the programs execution is stalled.</text:p>
        </text:list-item>
        <text:list-item>
          <text:p text:style-name="P18">Return the memory value at a specified address.</text:p>
        </text:list-item>
        <text:list-item>
          <text:p text:style-name="P20">Opens the list file of the object file and steps through the code <text:span text:style-name="T5">in tandem with the step button.</text:span></text:p>
        </text:list-item>
      </text:list>
      <text:p text:style-name="P14"/>
      <text:p text:style-name="P14"/>
      <text:p text:style-name="P10"/>
      <text:p text:style-name="P10"/>
      <text:p text:style-name="P5">Effective Address Calculation</text:p>
      <text:p text:style-name="P5"><text:span text:style-name="T8">The function <text:s/>receives a 12 bit instruction and place the effective address in the CPMA. </text:span><text:span text:style-name="T7">A </text:span><text:span text:style-name="T6">12 bit </text:span><text:span text:style-name="T7">instruction </text:span><text:span text:style-name="T8">and a pointer tho the registers struct</text:span><text:span text:style-name="T7"> </text:span><text:span text:style-name="T8">are</text:span><text:span text:style-name="T7"> </text:span><text:span text:style-name="T6">passed </text:span><text:span text:style-name="T8">as arguments </text:span><text:span text:style-name="T6">to the effective address </text:span><text:span text:style-name="T7">calculation</text:span><text:span text:style-name="T6"> function. </text:span><text:span text:style-name="T7">The function </text:span><text:span text:style-name="T8">test</text:span><text:span text:style-name="T7"> bit 3</text:span><text:span text:style-name="T6"> </text:span><text:span text:style-name="T8">of the instruction to determine if it is a direct or indirect mode instruction. Next it will test bit 4 to determine if the instruction is in the current page or the zero page. If the instruction is direct mode current page the offset in the instruction is concatenated </text:span><text:span text:style-name="T9">with </text:span><text:span text:style-name="T8">the current page and the value placed on the CPMA register. <text:s/>Similarly for direct mode zero page only the offset with leading zeros is used </text:span><text:span text:style-name="T9">and the value is placed in the CPMA. <text:s/>If indirect mode is detected the same steps are taken to determine the value but instead of placing the value directly to the CPMA register, the value is used to do a memory read and the value from the memory read it is placed in the CPMA. <text:s/>Indirect address has one more feature if the address to be used for the indirect mode is stored between address 10 and 17 octal the value is auto incremented by one each access and the incremented value is used for the read and placed on the CPMA. </text:span></text:p>
      <text:p text:style-name="P17"/>
      <text:p text:style-name="P6"><text:span text:style-name="T6">To test the </text:span><text:span text:style-name="T10">function</text:span><text:span text:style-name="T6"> we </text:span><text:span text:style-name="T10">used wrote a program that used all 5 addressing modes cases and tested the entire range of auto increment address</text:span><text:span text:style-name="T11">es</text:span><text:span text:style-name="T10">. A second version of the </text:span><text:span text:style-name="T11">previous </text:span><text:span text:style-name="T10">program was sl</text:span><text:span text:style-name="T11">i</text:span><text:span text:style-name="T10">ghtly modif</text:span><text:span text:style-name="T11">ied </text:span><text:span text:style-name="T10">to ensure auto increment only happened with indirect mode </text:span><text:span text:style-name="T11">instructions and not just in the address range</text:span><text:span text:style-name="T10">.</text:span></text:p>
      <text:p text:style-name="P6"/>
      <text:p text:style-name="P7">Test Cases</text:p>
      <text:p text:style-name="P7"/>
      <text:p text:style-name="P7"><text:span text:style-name="T10">M</text:span><text:span text:style-name="T6">icro Instructions</text:span></text:p>
      <text:p text:style-name="P7"/>
      <text:p text:style-name="P7">group_1.as </text:p>
      <text:p text:style-name="P21">/ Date : Feb 15, 2015 </text:p>
      <text:p text:style-name="P21">/ </text:p>
      <text:p text:style-name="P21">/ Desc : Tests the group 1 micro instructions </text:p>
      <text:p text:style-name="P21">/ Should take 27 cycles total </text:p>
      <text:p text:style-name="P21">/------------------------------------------- </text:p>
      <text:p text:style-name="P21">/ Code Section </text:p>
      <text:p text:style-name="P21">*0200<text:tab/><text:tab/><text:tab/>/ start at address 0200 </text:p>
      <text:p text:style-name="P21">Main, <text:tab/> </text:p>
      <text:p text:style-name="P21"><text:tab/>cla cll <text:tab/><text:tab/>/ clear AC and Link </text:p>
      <text:p text:style-name="P21"><text:soft-page-break/><text:tab/>nop<text:tab/><text:tab/>/ no operation </text:p>
      <text:p text:style-name="P21"><text:tab/>dca A<text:tab/><text:tab/>/ overwrite A, should change to zero </text:p>
      <text:p text:style-name="P21"><text:tab/>cma cml<text:tab/>/ complement AC and link, should be all 1's </text:p>
      <text:p text:style-name="P21"><text:tab/>dca B<text:tab/><text:tab/>/ store in B, should be 1's </text:p>
      <text:p text:style-name="P21"><text:tab/>cla<text:tab/><text:tab/>/ clear AC, but link is still 1 </text:p>
      <text:p text:style-name="P21"><text:tab/>rar<text:tab/><text:tab/>/ link bit rotates to bit 0 of AC </text:p>
      <text:p text:style-name="P21"><text:tab/>dca C<text:tab/><text:tab/>/ store in C, should be 4000 octal </text:p>
      <text:p text:style-name="P21"><text:tab/>cml rtr<text:tab/><text:tab/>/ set link, link bit rotates to bit 1 of AC </text:p>
      <text:p text:style-name="P21"><text:tab/>dca D<text:tab/><text:tab/>/ store in D, should be 2000 octal </text:p>
      <text:p text:style-name="P21"><text:tab/>cml ral<text:tab/><text:tab/>/ set link, link bit rotates to bit 11 of AC </text:p>
      <text:p text:style-name="P21"><text:tab/>dca E<text:tab/><text:tab/>/ store in E, should be 1 octal </text:p>
      <text:p text:style-name="P21"><text:tab/>cml rtl<text:tab/><text:tab/>/ set link, link bit rotates to bit 10 of AC </text:p>
      <text:p text:style-name="P21"><text:tab/>dca F<text:tab/><text:tab/>/ store in E, should be 2 octal </text:p>
      <text:p text:style-name="P21"><text:tab/>iac<text:tab/><text:tab/>/ increment AC </text:p>
      <text:p text:style-name="P21"><text:tab/>dca G<text:tab/><text:tab/>/ should be 1 </text:p>
      <text:p text:style-name="P21"><text:tab/>cma iac<text:tab/>/ complement AC, then increment AC </text:p>
      <text:p text:style-name="P21"><text:tab/>dca H<text:tab/><text:tab/>/ should be 0 </text:p>
      <text:p text:style-name="P21"><text:tab/>hlt<text:tab/><text:tab/>/ Halt the system </text:p>
      <text:p text:style-name="P21"><text:tab/>jmp Main<text:tab/>/ In case something goes wrong<text:tab/> </text:p>
      <text:p text:style-name="P21">/ </text:p>
      <text:p text:style-name="P21">/ Data Section </text:p>
      <text:p text:style-name="P21">/ </text:p>
      <text:p text:style-name="P21">*0250 <text:tab/><text:tab/><text:tab/>/ place data at address 0250 </text:p>
      <text:p text:style-name="P21">A, 7777<text:tab/> <text:tab/>/ cla will change this to zero </text:p>
      <text:p text:style-name="P21">B, 0 <text:tab/><text:tab/><text:tab/>/ cma will change this to 1's </text:p>
      <text:p text:style-name="P21">C, 0<text:tab/><text:tab/><text:tab/>/ rar will change this to 04000<text:tab/> </text:p>
      <text:p text:style-name="P21">D, 0<text:tab/><text:tab/><text:tab/>/ rtr will change this to 02000<text:tab/> </text:p>
      <text:p text:style-name="P21">E, 0<text:tab/><text:tab/><text:tab/>/ ral will change this to 01<text:tab/> </text:p>
      <text:p text:style-name="P21">F, 0<text:tab/><text:tab/><text:tab/>/ rtl will change this to 02<text:tab/> </text:p>
      <text:p text:style-name="P21">G, 0<text:tab/><text:tab/><text:tab/>/ iac will change this to 01<text:tab/> </text:p>
      <text:p text:style-name="P21">H, 7777<text:tab/><text:tab/>/ iac will change this to 0</text:p>
      <text:p text:style-name="P7"/>
      <text:p text:style-name="P7">group_2_OR_test_1.as </text:p>
      <text:p text:style-name="P21">/ Date : Feb 15, 2015 </text:p>
      <text:p text:style-name="P21">/ </text:p>
      <text:p text:style-name="P21">/ Desc : Tests the group 2 micro instructions </text:p>
      <text:p text:style-name="P21">/ Should take 21 cycles total </text:p>
      <text:p text:style-name="P21">/------------------------------------------- </text:p>
      <text:p text:style-name="P21">/ Code Section </text:p>
      <text:p text:style-name="P21">*0200<text:tab/><text:tab/><text:tab/>/ start at address 0200 </text:p>
      <text:p text:style-name="P21">Main,<text:tab/><text:tab/><text:tab/>/ Test skips working first </text:p>
      <text:p text:style-name="P21"><text:tab/>cla cll <text:tab/>/ clear AC and link </text:p>
      <text:p text:style-name="P21"><text:tab/>tad A<text:tab/><text:tab/>/ load AC with -1 </text:p>
      <text:p text:style-name="P21"><text:tab/>sma<text:tab/><text:tab/>/ skip on minus AC </text:p>
      <text:p text:style-name="P21"><text:tab/>dca B<text:tab/><text:tab/>/ overwrite B if SMA fails, should not run </text:p>
      <text:p text:style-name="P21"><text:tab/>cla cll <text:tab/>/ clear AC and link </text:p>
      <text:p text:style-name="P21"><text:tab/>sza<text:tab/><text:tab/>/ skip on zero AC </text:p>
      <text:p text:style-name="P21"><text:tab/>dca C<text:tab/><text:tab/>/ overwrite C if SZA fails, should not run </text:p>
      <text:p text:style-name="P21"><text:tab/>cla cll cml<text:tab/>/ clear AC and link, set link high </text:p>
      <text:p text:style-name="P21"><text:soft-page-break/><text:tab/>snl<text:tab/><text:tab/>/ skip on nonzero link </text:p>
      <text:p text:style-name="P21"><text:tab/>dca D<text:tab/><text:tab/>/ overwrite D if SZA fails, should not run </text:p>
      <text:p text:style-name="P21"/>
      <text:p text:style-name="P21"><text:tab/><text:tab/><text:tab/>/ Test skips failing </text:p>
      <text:p text:style-name="P21"><text:tab/>cla cll <text:tab/>/ clear AC and link </text:p>
      <text:p text:style-name="P21"><text:tab/>sma<text:tab/><text:tab/>/ skip on minus AC </text:p>
      <text:p text:style-name="P21"><text:tab/>dca E<text:tab/><text:tab/>/ overwrite E if SMA fails, should run </text:p>
      <text:p text:style-name="P21"><text:tab/>cla cll cma <text:tab/>/ clear AC and link </text:p>
      <text:p text:style-name="P21"><text:tab/>sza<text:tab/><text:tab/>/ skip on zero AC </text:p>
      <text:p text:style-name="P21"><text:tab/>dca F<text:tab/><text:tab/>/ overwrite F if SZA fails, should run </text:p>
      <text:p text:style-name="P21"><text:tab/>cla cll <text:tab/>/ clear AC and link, set link high </text:p>
      <text:p text:style-name="P21"><text:tab/>snl<text:tab/><text:tab/>/ skip on nonzero link </text:p>
      <text:p text:style-name="P21"><text:tab/>dca G<text:tab/><text:tab/>/ overwrite G if SZA fails, should run </text:p>
      <text:p text:style-name="P21"/>
      <text:p text:style-name="P21"><text:tab/>hlt<text:tab/><text:tab/>/ Halt the system </text:p>
      <text:p text:style-name="P21"><text:tab/>jmp Main<text:tab/>/ In case something goes wrong<text:tab/> </text:p>
      <text:p text:style-name="P21">/ </text:p>
      <text:p text:style-name="P21">/ Data Section </text:p>
      <text:p text:style-name="P21">/ </text:p>
      <text:p text:style-name="P21">*0250 <text:tab/><text:tab/><text:tab/>/ place data at address 0250 </text:p>
      <text:p text:style-name="P21">A, 7777<text:tab/> <text:tab/>/ -1 </text:p>
      <text:p text:style-name="P21">B, 0 <text:tab/><text:tab/><text:tab/>/ will get -1 if sma fails </text:p>
      <text:p text:style-name="P21">C, 1<text:tab/><text:tab/><text:tab/>/ will get 0 if sza fails </text:p>
      <text:p text:style-name="P21">D, 2<text:tab/><text:tab/><text:tab/>/ will get 0 if snl fails </text:p>
      <text:p text:style-name="P21">E, 3<text:tab/><text:tab/><text:tab/>/ will get 0 when sma fails </text:p>
      <text:p text:style-name="P21">F, 4<text:tab/><text:tab/><text:tab/>/ will get 7777 when sza fails<text:tab/> </text:p>
      <text:p text:style-name="P21">G, 5<text:tab/><text:tab/><text:tab/>/ will get 0 when snl fails</text:p>
      <text:p text:style-name="P7"/>
      <text:p text:style-name="P8">group_2_OR_test_2.as </text:p>
      <text:p text:style-name="P22">/ Date : Feb 15, 2015 </text:p>
      <text:p text:style-name="P22">/ </text:p>
      <text:p text:style-name="P22">/ Desc : Tests the group 2 micro instructions </text:p>
      <text:p text:style-name="P22">/ Should take 25 cycles total </text:p>
      <text:p text:style-name="P22">/------------------------------------------- </text:p>
      <text:p text:style-name="P22">/ Code Section </text:p>
      <text:p text:style-name="P22">*0200<text:tab/><text:tab/><text:tab/>/ start at address 0200 </text:p>
      <text:p text:style-name="P22">Main,<text:tab/><text:tab/><text:tab/>/ Test combos of sma and sza </text:p>
      <text:p text:style-name="P22"><text:tab/>cla cll cma<text:tab/>/ clear AC and link, load AC with -1 </text:p>
      <text:p text:style-name="P22"><text:tab/>sma<text:tab/>sza<text:tab/>/ skip on minus AC, zero AC </text:p>
      <text:p text:style-name="P22"><text:tab/>dca B<text:tab/><text:tab/>/ overwrite B if SMA sza fails, should not run </text:p>
      <text:p text:style-name="P22"><text:tab/>cla cll <text:tab/>/ clear AC and link </text:p>
      <text:p text:style-name="P22"><text:tab/>sma sza<text:tab/>/ skip on minus AC, zero AC </text:p>
      <text:p text:style-name="P22"><text:tab/>dca C<text:tab/><text:tab/>/ overwrite C if SMA SZA fails, should not run </text:p>
      <text:p text:style-name="P22"><text:tab/>cla cll iac<text:tab/>/ clear AC and link, set AC to 1 </text:p>
      <text:p text:style-name="P22"><text:tab/>sma sza<text:tab/>/ skip on minus AC, zero AC </text:p>
      <text:p text:style-name="P22"><text:tab/>dca D<text:tab/><text:tab/>/ overwrite C if SMA SZA fails, should run </text:p>
      <text:p text:style-name="P22"/>
      <text:p text:style-name="P22"><text:tab/>cla cll cma<text:tab/>/ clear AC and link, load AC with -1 </text:p>
      <text:p text:style-name="P22"><text:tab/>sma<text:tab/>snl<text:tab/>/ skip on minus AC, non-zero link </text:p>
      <text:p text:style-name="P22"><text:soft-page-break/><text:tab/>dca E<text:tab/><text:tab/>/ overwrite E if sma snl fails, should not run </text:p>
      <text:p text:style-name="P22"><text:tab/>cla cll cml<text:tab/>/ clear AC and link, set link high </text:p>
      <text:p text:style-name="P22"><text:tab/>sma snl<text:tab/>/ skip on minus AC, non-zero link </text:p>
      <text:p text:style-name="P22"><text:tab/>dca F<text:tab/><text:tab/>/ overwrite F if sma snl fails, should not run </text:p>
      <text:p text:style-name="P22"><text:tab/>cla cll iac<text:tab/>/ clear AC and link, set AC to 1 </text:p>
      <text:p text:style-name="P22"><text:tab/>sma snl<text:tab/>/ </text:p>
      <text:p text:style-name="P22"><text:tab/>dca G<text:tab/><text:tab/>/ overwrite G if sma snl fails, should run </text:p>
      <text:p text:style-name="P22"/>
      <text:p text:style-name="P22"><text:tab/>cla cll<text:tab/><text:tab/>/ clear AC and link, load AC with -1 </text:p>
      <text:p text:style-name="P22"><text:tab/>sza<text:tab/>snl<text:tab/>/ skip on minus AC, non-zero link </text:p>
      <text:p text:style-name="P22"><text:tab/>dca H<text:tab/><text:tab/>/ overwrite H if sma snl fails, should not run </text:p>
      <text:p text:style-name="P22"><text:tab/>cla cll cml<text:tab/>/ clear AC and link, set link high </text:p>
      <text:p text:style-name="P22"><text:tab/>sza snl<text:tab/><text:tab/>/ skip on minus AC, non-zero link </text:p>
      <text:p text:style-name="P22"><text:tab/>dca I<text:tab/><text:tab/>/ overwrite I if sma snl fails, should not run </text:p>
      <text:p text:style-name="P22"><text:tab/>cla cll iac<text:tab/>/ clear AC and link, set AC to 1 </text:p>
      <text:p text:style-name="P22"><text:tab/>sza snl<text:tab/><text:tab/>/ </text:p>
      <text:p text:style-name="P22"><text:tab/>dca J<text:tab/><text:tab/>/ overwrite J if sma snl fails, should run </text:p>
      <text:p text:style-name="P22"/>
      <text:p text:style-name="P22"><text:tab/>hlt<text:tab/><text:tab/>/ Halt the system </text:p>
      <text:p text:style-name="P22"><text:tab/>jmp Main<text:tab/>/ In case something goes wrong<text:tab/> </text:p>
      <text:p text:style-name="P22">/ </text:p>
      <text:p text:style-name="P22">/ Data Section </text:p>
      <text:p text:style-name="P22">/ </text:p>
      <text:p text:style-name="P22">*0250 <text:tab/><text:tab/><text:tab/>/ place data at address 0250 </text:p>
      <text:p text:style-name="P22">B, 0 <text:tab/><text:tab/><text:tab/>/ should not change </text:p>
      <text:p text:style-name="P22">C, 1<text:tab/><text:tab/><text:tab/>/ should not change </text:p>
      <text:p text:style-name="P22">D, 2<text:tab/><text:tab/><text:tab/>/ will get 1 when sma sza fails </text:p>
      <text:p text:style-name="P22">E, 3<text:tab/><text:tab/><text:tab/>/ should not change </text:p>
      <text:p text:style-name="P22">F, 4<text:tab/><text:tab/><text:tab/>/ should not change </text:p>
      <text:p text:style-name="P22">G, 5<text:tab/><text:tab/><text:tab/>/ will get 1 when sma snl fails </text:p>
      <text:p text:style-name="P22">H, 6<text:tab/><text:tab/><text:tab/>/ should not change </text:p>
      <text:p text:style-name="P22">I, 7<text:tab/><text:tab/><text:tab/>/ should not change </text:p>
      <text:p text:style-name="P22">J, 10<text:tab/><text:tab/><text:tab/>/ will get 1 when sza snl fails</text:p>
      <text:p text:style-name="P8"/>
      <text:p text:style-name="P8">group_2_OR_test_3.as </text:p>
      <text:p text:style-name="P22">/ Date : Feb 15, 2015 </text:p>
      <text:p text:style-name="P22">/ </text:p>
      <text:p text:style-name="P22">/ Desc : Tests the group 2 micro instructions </text:p>
      <text:p text:style-name="P22">/ Should take 25 cycles total </text:p>
      <text:p text:style-name="P22">/------------------------------------------- </text:p>
      <text:p text:style-name="P22">/ Code Section </text:p>
      <text:p text:style-name="P22">*0200<text:tab/><text:tab/><text:tab/>/ start at address 0200 </text:p>
      <text:p text:style-name="P22">Main,<text:tab/><text:tab/><text:tab/>/ Test combos sma sza snl at the same time </text:p>
      <text:p text:style-name="P22"><text:tab/>cla cll cma<text:tab/>/ clear AC and link, load AC with -1 </text:p>
      <text:p text:style-name="P22"><text:tab/>sma<text:tab/>sza snl<text:tab/>/ skip on minus AC, zero AC, non-zero link </text:p>
      <text:p text:style-name="P22"><text:tab/>dca B<text:tab/><text:tab/>/ overwrite B if SMA sza snl fails, should not run </text:p>
      <text:p text:style-name="P22"><text:tab/>cla cll <text:tab/><text:tab/>/ clear AC and link </text:p>
      <text:p text:style-name="P22"><text:tab/>sma<text:tab/>sza snl<text:tab/>/ skip on minus AC, zero AC, non-zero link </text:p>
      <text:p text:style-name="P22"><text:tab/>dca C<text:tab/><text:tab/>/ overwrite C if SMA SZA snl fails, should not run </text:p>
      <text:p text:style-name="P22"><text:soft-page-break/><text:tab/>cla cll iac cml<text:tab/>/ clear AC and link, set AC to 1, set link to 1 </text:p>
      <text:p text:style-name="P22"><text:tab/>sma<text:tab/>sza snl<text:tab/>/ skip on minus AC, zero AC, non-zero link </text:p>
      <text:p text:style-name="P22"><text:tab/>dca D<text:tab/><text:tab/>/ overwrite C if SMA SZA snl fails, should not run </text:p>
      <text:p text:style-name="P22"/>
      <text:p text:style-name="P22"><text:tab/>cla cll iac<text:tab/>/ clear AC and link, load AC with 1 </text:p>
      <text:p text:style-name="P22"><text:tab/>sma<text:tab/>sza snl<text:tab/>/ skip on minus AC, zero AC, non-zero link </text:p>
      <text:p text:style-name="P22"><text:tab/>dca E<text:tab/><text:tab/>/ overwrite E if sma snl fails, should run </text:p>
      <text:p text:style-name="P22"/>
      <text:p text:style-name="P22"><text:tab/>hlt<text:tab/><text:tab/>/ Halt the system </text:p>
      <text:p text:style-name="P22"><text:tab/>jmp Main<text:tab/>/ In case something goes wrong<text:tab/> </text:p>
      <text:p text:style-name="P22">/ </text:p>
      <text:p text:style-name="P22">/ Data Section </text:p>
      <text:p text:style-name="P22">/ </text:p>
      <text:p text:style-name="P22">*0250 <text:tab/><text:tab/><text:tab/>/ place data at address 0250 </text:p>
      <text:p text:style-name="P22">B, 0 <text:tab/><text:tab/><text:tab/>/ should not change </text:p>
      <text:p text:style-name="P22">C, 1<text:tab/><text:tab/><text:tab/>/ should not change </text:p>
      <text:p text:style-name="P22">D, 2<text:tab/><text:tab/><text:tab/>/ should not change </text:p>
      <text:p text:style-name="P22">E, 3<text:tab/><text:tab/><text:tab/>/ will get 1 when sma sza snl fails</text:p>
      <text:p text:style-name="P8"/>
      <text:p text:style-name="P8">group_2_AND_test_1.as<text:span text:style-name="T6"> </text:span></text:p>
      <text:p text:style-name="P22">/ Date : Feb 15, 2015 </text:p>
      <text:p text:style-name="P22">/ </text:p>
      <text:p text:style-name="P22">/ Desc : Tests the group 2 micro instructions, AND subgroup </text:p>
      <text:p text:style-name="P22">/ Should take 19 cycles total </text:p>
      <text:p text:style-name="P22">/------------------------------------------- </text:p>
      <text:p text:style-name="P22">/ Code Section </text:p>
      <text:p text:style-name="P22">*0200<text:tab/><text:tab/><text:tab/>/ start at address 0200 </text:p>
      <text:p text:style-name="P22">Main,<text:tab/><text:tab/><text:tab/>/ Test skips working first </text:p>
      <text:p text:style-name="P22"><text:tab/>cla cll iac<text:tab/>/ clear AC and link, set AC to 1 </text:p>
      <text:p text:style-name="P22"><text:tab/>spa<text:tab/><text:tab/>/ skip on positive AC </text:p>
      <text:p text:style-name="P22"><text:tab/>dca A<text:tab/><text:tab/>/ overwrite A if spa fails, should not run </text:p>
      <text:p text:style-name="P22"><text:tab/>cla cll iac<text:tab/>/ clear AC and link, set AC to 1 </text:p>
      <text:p text:style-name="P22"><text:tab/>sna<text:tab/><text:tab/>/ skip on non-zero AC </text:p>
      <text:p text:style-name="P22"><text:tab/>dca B<text:tab/><text:tab/>/ overwrite B if sna fails, should not run </text:p>
      <text:p text:style-name="P22"><text:tab/>cla cll iac<text:tab/>/ clear AC and link, set AC to 1 </text:p>
      <text:p text:style-name="P22"><text:tab/>szl<text:tab/><text:tab/>/ skip on zero link </text:p>
      <text:p text:style-name="P22"><text:tab/>dca C<text:tab/><text:tab/>/ overwrite C if szl fails, should not run </text:p>
      <text:p text:style-name="P22"/>
      <text:p text:style-name="P22"><text:tab/><text:tab/><text:tab/>/ Test skips failing </text:p>
      <text:p text:style-name="P22"><text:tab/>cla cll cma<text:tab/>/ clear AC and link </text:p>
      <text:p text:style-name="P22"><text:tab/>spa<text:tab/><text:tab/>/ skip on positive AC </text:p>
      <text:p text:style-name="P22"><text:tab/>dca D<text:tab/><text:tab/>/ overwrite D if spa fails, should run </text:p>
      <text:p text:style-name="P22"><text:tab/>cla cll<text:tab/><text:tab/>/ clear AC and link </text:p>
      <text:p text:style-name="P22"><text:tab/>sna<text:tab/><text:tab/>/ skip on non-zero AC </text:p>
      <text:p text:style-name="P22"><text:tab/>dca E<text:tab/><text:tab/>/ overwrite E if sna fails, should run </text:p>
      <text:p text:style-name="P22"><text:tab/>cla cll cml<text:tab/>/ clear AC and link, set link to 1 </text:p>
      <text:p text:style-name="P22"><text:tab/>szl<text:tab/><text:tab/>/ skip on zero link </text:p>
      <text:p text:style-name="P22"><text:tab/>dca F<text:tab/><text:tab/>/ overwrite F if szl fails, should run </text:p>
      <text:p text:style-name="P22"/>
      <text:p text:style-name="P22"><text:soft-page-break/><text:tab/>hlt<text:tab/><text:tab/>/ Halt the system </text:p>
      <text:p text:style-name="P22"><text:tab/>jmp Main<text:tab/>/ In case something goes wrong<text:tab/> </text:p>
      <text:p text:style-name="P22">/ </text:p>
      <text:p text:style-name="P22">/ Data Section </text:p>
      <text:p text:style-name="P22">/ </text:p>
      <text:p text:style-name="P22">*0250 <text:tab/><text:tab/><text:tab/>/ place data at address 0250 </text:p>
      <text:p text:style-name="P22">A, 0<text:tab/> <text:tab/><text:tab/>/ should not change </text:p>
      <text:p text:style-name="P22">B, 0 <text:tab/><text:tab/><text:tab/>/ should not change </text:p>
      <text:p text:style-name="P22">C, 0<text:tab/><text:tab/><text:tab/>/ should not change </text:p>
      <text:p text:style-name="P22">D, 77<text:tab/><text:tab/><text:tab/>/ will get 7777 when spa fails </text:p>
      <text:p text:style-name="P22">E, 77<text:tab/><text:tab/><text:tab/>/ will get 0 when sna fails </text:p>
      <text:p text:style-name="P22">F, 77<text:tab/><text:tab/><text:tab/>/ will get 0 when szl fails</text:p>
      <text:p text:style-name="P8"/>
      <text:p text:style-name="P9">group_2_AND_test_2.as<text:span text:style-name="T6"> </text:span></text:p>
      <text:p text:style-name="P23">/ Date : Feb 15, 2015 </text:p>
      <text:p text:style-name="P23">/ </text:p>
      <text:p text:style-name="P23">/ Desc : Tests the group 2 micro instructions, AND subgroup </text:p>
      <text:p text:style-name="P23">/ Should take 31 cycles total </text:p>
      <text:p text:style-name="P23">/------------------------------------------- </text:p>
      <text:p text:style-name="P23">/ Code Section </text:p>
      <text:p text:style-name="P23">*0200<text:tab/><text:tab/><text:tab/>/ start at address 0200 </text:p>
      <text:p text:style-name="P23">Main,<text:tab/><text:tab/><text:tab/>/ Test skips working first </text:p>
      <text:p text:style-name="P23"><text:tab/>cla cll iac<text:tab/>/ clear AC and link, set AC to 1 </text:p>
      <text:p text:style-name="P23"><text:tab/>spa<text:tab/>sna<text:tab/>/ skip on positive AC, non-zero AC </text:p>
      <text:p text:style-name="P23"><text:tab/>dca A<text:tab/><text:tab/>/ overwrite A if spa sna fails, should not run </text:p>
      <text:p text:style-name="P23"><text:tab/>cla cll iac<text:tab/>/ clear AC and link, set AC to 1 </text:p>
      <text:p text:style-name="P23"><text:tab/>sna<text:tab/>szl<text:tab/>/ skip on non-zero AC, zero link </text:p>
      <text:p text:style-name="P23"><text:tab/>dca B<text:tab/><text:tab/>/ overwrite B if sna szl fails, should not run </text:p>
      <text:p text:style-name="P23"><text:tab/>cla cll iac<text:tab/>/ clear AC and link, set AC to 1 </text:p>
      <text:p text:style-name="P23"><text:tab/>spa szl<text:tab/><text:tab/>/ skip on positive AC, zero link </text:p>
      <text:p text:style-name="P23"><text:tab/>dca C<text:tab/><text:tab/>/ overwrite C if szl fails, should not run </text:p>
      <text:p text:style-name="P23"/>
      <text:p text:style-name="P23"><text:tab/><text:tab/><text:tab/>/ Test skips failing </text:p>
      <text:p text:style-name="P23"><text:tab/>cla cll cma<text:tab/>/ clear AC and link, load AC with 7777 </text:p>
      <text:p text:style-name="P23"><text:tab/>spa<text:tab/>sna<text:tab/>/ skip on positive AC, non-zero AC </text:p>
      <text:p text:style-name="P23"><text:tab/>dca D<text:tab/><text:tab/>/ overwrite D if spa fails, should run </text:p>
      <text:p text:style-name="P23"><text:tab/>cla cll<text:tab/><text:tab/>/ clear AC and link </text:p>
      <text:p text:style-name="P23"><text:tab/>spa<text:tab/>sna<text:tab/>/ skip on positive AC, non-zero AC </text:p>
      <text:p text:style-name="P23"><text:tab/>dca E<text:tab/><text:tab/>/ overwrite E if spa fails, should run </text:p>
      <text:p text:style-name="P23"/>
      <text:p text:style-name="P23"><text:tab/>cla cll<text:tab/><text:tab/>/ clear AC and link </text:p>
      <text:p text:style-name="P23"><text:tab/>sna<text:tab/>szl<text:tab/>/ skip on non-zero AC, zero link </text:p>
      <text:p text:style-name="P23"><text:tab/>dca F<text:tab/><text:tab/>/ overwrite F if sna szl fails, should run </text:p>
      <text:p text:style-name="P23"><text:tab/>cla cll iac cml<text:tab/>/ clear AC and link, set AC to 1, set link to 1 </text:p>
      <text:p text:style-name="P23"><text:tab/>sna<text:tab/>szl<text:tab/>/ skip on non-zero AC, zero link </text:p>
      <text:p text:style-name="P23"><text:tab/>dca G<text:tab/><text:tab/>/ overwrite G if sna fails, should run </text:p>
      <text:p text:style-name="P23"/>
      <text:p text:style-name="P23"><text:tab/>cla cll cml<text:tab/>/ clear AC and link, set link to 1 </text:p>
      <text:p text:style-name="P23"><text:tab/>spa szl<text:tab/><text:tab/>/ skip on positive AC, skip on zero link </text:p>
      <text:p text:style-name="P23"><text:soft-page-break/><text:tab/>dca H<text:tab/><text:tab/>/ overwrite H if szl fails, should run </text:p>
      <text:p text:style-name="P23"><text:tab/>cla cll iac cml<text:tab/>/ clear AC and link, set AC to 1, set link to 1 </text:p>
      <text:p text:style-name="P23"><text:tab/>spa szl<text:tab/><text:tab/>/ skip on positive AC, skip on zero link </text:p>
      <text:p text:style-name="P23"><text:tab/>dca I<text:tab/><text:tab/>/ overwrite I if szl fails, should run </text:p>
      <text:p text:style-name="P23"/>
      <text:p text:style-name="P23"><text:tab/>hlt<text:tab/><text:tab/>/ Halt the system </text:p>
      <text:p text:style-name="P23"><text:tab/>jmp Main<text:tab/>/ In case something goes wrong<text:tab/> </text:p>
      <text:p text:style-name="P23">/ </text:p>
      <text:p text:style-name="P23">/ Data Section </text:p>
      <text:p text:style-name="P23">/ </text:p>
      <text:p text:style-name="P23">*0250 <text:tab/><text:tab/><text:tab/>/ place data at address 0250 </text:p>
      <text:p text:style-name="P23">A, 0<text:tab/> <text:tab/><text:tab/>/ should not change </text:p>
      <text:p text:style-name="P23">B, 0 <text:tab/><text:tab/><text:tab/>/ should not change </text:p>
      <text:p text:style-name="P23">C, 0<text:tab/><text:tab/><text:tab/>/ should not change </text:p>
      <text:p text:style-name="P23">D, 77<text:tab/><text:tab/><text:tab/>/ will get 7777 when spa fails </text:p>
      <text:p text:style-name="P23">E, 77<text:tab/><text:tab/><text:tab/>/ will get 0 when sna fails </text:p>
      <text:p text:style-name="P23">F, 77<text:tab/><text:tab/><text:tab/>/ will get 0 when szl fails<text:tab/> </text:p>
      <text:p text:style-name="P23">G, 77<text:tab/><text:tab/><text:tab/>/ will get 1 when szl fails<text:tab/> </text:p>
      <text:p text:style-name="P23">H, 77<text:tab/><text:tab/><text:tab/>/ will get 0 when szl fails<text:tab/> </text:p>
      <text:p text:style-name="P23">I, 77<text:tab/><text:tab/><text:tab/>/ will get 1 when szl fails</text:p>
      <text:p text:style-name="P9"/>
      <text:p text:style-name="P9">group_2_AND_test_3.as<text:span text:style-name="T6"> </text:span></text:p>
      <text:p text:style-name="P23">/ Date : Feb 15, 2015 </text:p>
      <text:p text:style-name="P23">/ </text:p>
      <text:p text:style-name="P23">/ Desc : Tests the group 2 micro instructions, AND subgroup </text:p>
      <text:p text:style-name="P23">/ Should take 15 cycles total </text:p>
      <text:p text:style-name="P23">/------------------------------------------- </text:p>
      <text:p text:style-name="P23">/ Code Section </text:p>
      <text:p text:style-name="P23">*0200<text:tab/><text:tab/><text:tab/>/ start at address 0200 </text:p>
      <text:p text:style-name="P23">Main,<text:tab/><text:tab/><text:tab/>/ Test skips working first </text:p>
      <text:p text:style-name="P23"><text:tab/>cla cll iac<text:tab/>/ clear AC and link, set AC to 1 </text:p>
      <text:p text:style-name="P23"><text:tab/>spa<text:tab/>sna szl<text:tab/>/ skip on positive AC, non-zero AC, zero link </text:p>
      <text:p text:style-name="P23"><text:tab/>dca A<text:tab/><text:tab/>/ overwrite A if spa sna fails, should not run </text:p>
      <text:p text:style-name="P23"/>
      <text:p text:style-name="P23"><text:tab/><text:tab/><text:tab/>/ Test skips failing </text:p>
      <text:p text:style-name="P23"><text:tab/>cla cll cma<text:tab/>/ clear AC and link, set AC to 7777 </text:p>
      <text:p text:style-name="P23"><text:tab/>spa<text:tab/>sna szl<text:tab/>/ skip on positive AC, non-zero AC, zero link </text:p>
      <text:p text:style-name="P23"><text:tab/>dca B<text:tab/><text:tab/>/ overwrite B if spa sna fails, should run </text:p>
      <text:p text:style-name="P23"/>
      <text:p text:style-name="P23"><text:tab/>cla cll <text:tab/><text:tab/>/ clear AC and link </text:p>
      <text:p text:style-name="P23"><text:tab/>spa<text:tab/>sna szl<text:tab/>/ skip on positive AC, non-zero AC, zero link </text:p>
      <text:p text:style-name="P23"><text:tab/>dca C<text:tab/><text:tab/>/ overwrite C if spa sna fails, should run </text:p>
      <text:p text:style-name="P23"/>
      <text:p text:style-name="P23"><text:tab/>cla cll iac cml<text:tab/>/ clear AC and link, set AC to 1, set link to 1 </text:p>
      <text:p text:style-name="P23"><text:tab/>spa<text:tab/>sna szl<text:tab/>/ skip on positive AC, non-zero AC, zero link </text:p>
      <text:p text:style-name="P23"><text:tab/>dca D<text:tab/><text:tab/>/ overwrite D if spa sna fails, should not run </text:p>
      <text:p text:style-name="P23"/>
      <text:p text:style-name="P23"><text:tab/>hlt<text:tab/><text:tab/>/ Halt the system </text:p>
      <text:p text:style-name="P23"><text:tab/>jmp Main<text:tab/>/ In case something goes wrong<text:tab/> </text:p>
      <text:p text:style-name="P23"><text:soft-page-break/>/ </text:p>
      <text:p text:style-name="P23">/ Data Section </text:p>
      <text:p text:style-name="P23">/ </text:p>
      <text:p text:style-name="P23">*0250 <text:tab/><text:tab/><text:tab/>/ place data at address 0250 </text:p>
      <text:p text:style-name="P23">A, 0<text:tab/> <text:tab/><text:tab/>/ should not change </text:p>
      <text:p text:style-name="P23">B, 77 <text:tab/><text:tab/><text:tab/>/ will get 7777 when sna fails </text:p>
      <text:p text:style-name="P23">C, 77<text:tab/><text:tab/><text:tab/>/ will get 0 when szl fails </text:p>
      <text:p text:style-name="P23">D, 77<text:tab/><text:tab/><text:tab/>/ will get 1 when spa fails</text:p>
      <text:p text:style-name="P9"/>
      <text:p text:style-name="P9">group_2_AND_test_4.as<text:span text:style-name="T6"> </text:span></text:p>
      <text:p text:style-name="P23">/ Date : Feb 15, 2015 </text:p>
      <text:p text:style-name="P23">/ </text:p>
      <text:p text:style-name="P23">/ Desc : Tests the group 2 micro instructions, AND subgroup </text:p>
      <text:p text:style-name="P23">/ Should take 15 cycles total </text:p>
      <text:p text:style-name="P23">/------------------------------------------- </text:p>
      <text:p text:style-name="P23">/ Code Section </text:p>
      <text:p text:style-name="P23">*0200<text:tab/><text:tab/><text:tab/>/ start at address 0200 </text:p>
      <text:p text:style-name="P23">Main,<text:tab/><text:tab/><text:tab/>/ Test SKP </text:p>
      <text:p text:style-name="P23"><text:tab/>cla cll iac<text:tab/>/ clear AC and link, set AC to 1 </text:p>
      <text:p text:style-name="P23"><text:tab/>skp<text:tab/><text:tab/>/ skip </text:p>
      <text:p text:style-name="P23"><text:tab/>dca A<text:tab/><text:tab/>/ overwrite A if skp fails, should not run </text:p>
      <text:p text:style-name="P23"/>
      <text:p text:style-name="P23"><text:tab/><text:tab/><text:tab/>/ Test CLA </text:p>
      <text:p text:style-name="P23"><text:tab/>cla cll iac<text:tab/>/ clear AC and link, set AC 1 </text:p>
      <text:p text:style-name="P23"><text:tab/>sma cla<text:tab/>/ skip, clear AC </text:p>
      <text:p text:style-name="P23"><text:tab/>dca B<text:tab/><text:tab/>/ overwrite B if sma fails, should run </text:p>
      <text:p text:style-name="P23"/>
      <text:p text:style-name="P23"><text:tab/>cla cll <text:tab/><text:tab/>/ clear AC and link </text:p>
      <text:p text:style-name="P23"><text:tab/>osr<text:tab/><text:tab/>/ OR switch register with AC </text:p>
      <text:p text:style-name="P23"><text:tab/>dca C<text:tab/><text:tab/>/ overwrite C, should run </text:p>
      <text:p text:style-name="P23"/>
      <text:p text:style-name="P23"><text:tab/>cla cll<text:tab/>iac cml<text:tab/>/ clear AC and link, set AC to 1, set link to 1 </text:p>
      <text:p text:style-name="P23"><text:tab/>spa cla hlt<text:tab/>/ skip on positive AC, clear AC </text:p>
      <text:p text:style-name="P23"><text:tab/>dca D<text:tab/><text:tab/>/ overwrite D if spa sna fails, should not run </text:p>
      <text:p text:style-name="P23"><text:tab/>dca E<text:tab/><text:tab/>/ overwrite E if spa sna fails, should not run </text:p>
      <text:p text:style-name="P23"/>
      <text:p text:style-name="P23"><text:tab/>hlt<text:tab/><text:tab/>/ Halt the system </text:p>
      <text:p text:style-name="P23"><text:tab/>jmp Main<text:tab/>/ In case something goes wrong<text:tab/> </text:p>
      <text:p text:style-name="P23">/ </text:p>
      <text:p text:style-name="P23">/ Data Section </text:p>
      <text:p text:style-name="P23">/ </text:p>
      <text:p text:style-name="P23">*0250 <text:tab/><text:tab/><text:tab/>/ place data at address 0250 </text:p>
      <text:p text:style-name="P23">A, 0<text:tab/> <text:tab/><text:tab/>/ should not change </text:p>
      <text:p text:style-name="P23">B, 77 <text:tab/><text:tab/><text:tab/>/ will get 0 when sma fails </text:p>
      <text:p text:style-name="P23">C, 77<text:tab/><text:tab/><text:tab/>/ will get OCR contents </text:p>
      <text:p text:style-name="P23">D, 77<text:tab/><text:tab/><text:tab/>/ should not change </text:p>
      <text:p text:style-name="P23">E, 77<text:tab/><text:tab/><text:tab/>/ should not ch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5-03-03T22:30:50.054369627</meta:creation-date>
    <dc:date>2015-03-08T17:30:55.458886596</dc:date>
    <meta:editing-duration>PT47M3S</meta:editing-duration>
    <meta:editing-cycles>15</meta:editing-cycles>
    <meta:generator>LibreOffice/4.3.4.1$Linux_X86_64 LibreOffice_project/430m0$Build-1</meta:generator>
    <meta:document-statistic meta:table-count="0" meta:image-count="0" meta:object-count="0" meta:page-count="9" meta:paragraph-count="349" meta:word-count="3390" meta:character-count="16982" meta:non-whitespace-character-count="13136"/>
  </office:meta>
</office:document-meta>
</file>